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">
      <style:text-properties/>
      <style:paragraph-properties fo:text-align="center"/>
    </style:style>
    <style:style style:family="text" style:name="T1">
      <style:text-properties fo:font-family="Liberation Sans" style:font-family-asian="Microsoft YaHei" style:font-family-complex="Lucida Sans" fo:font-size="44pt" style:font-size-asian="44pt" style:font-size-complex="44pt" style:text-underline-type="none"/>
    </style:style>
    <style:style style:family="presentation" style:name="pr4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">
      <style:text-properties/>
      <style:paragraph-properties fo:text-align="justify" fo:margin-left="0pt" fo:margin-right="0pt" fo:text-indent="0pt"/>
    </style:style>
    <style:style style:family="text" style:name="T2">
      <style:text-properties fo:font-family="Liberation Sans" style:font-family-asian="Microsoft YaHei" style:font-family-complex="Lucida Sans" fo:font-size="32pt" style:font-size-asian="32pt" style:font-size-complex="32pt" style:text-underline-type="none"/>
    </style:style>
    <style:style style:family="drawing-page" style:name="dp6">
      <style:drawing-page-properties/>
    </style:style>
    <style:style style:family="presentation" style:name="pr7">
      <style:graphic-properties draw:fill="none" draw:stroke="none" style:wrap="run-through" fo:background-color="transparent"/>
    </style:style>
    <style:style style:family="presentation" style:name="pr8">
      <style:graphic-properties draw:fill="none" draw:stroke="none" style:wrap="run-through" fo:background-color="transparent"/>
    </style:style>
  </office:automatic-styles>
  <office:body>
    <office:presentation>
      <draw:page draw:name="page1" draw:style-name="dp3" draw:master-page-name="_" presentation:presentation-page-layout-name="AL1">
        <draw:frame draw:layer="layout" presentation:style-name="pr3" presentation:class="title" presentation:placeholder="true" svg:width="25.2cm" svg:height="2.629cm" svg:x="1.4cm" svg:y="0.628cm">
          <draw:text-box fo:min-height="2.629cm">
            <text:p text:style-name="P3"><text:span text:style-name="T1">Tupi Guide</text:span></text:p>
          </draw:text-box>
        </draw:frame>
        <draw:frame draw:layer="layout" presentation:style-name="pr4" presentation:class="outline" presentation:placeholder="true" svg:width="25.2cm" svg:height="9.134cm" svg:x="1.4cm" svg:y="3.685cm">
          <draw:text-box fo:min-height="9.134cm">
            <text:p text:style-name="P4"><text:span text:style-name="T2">Tupi is a low-level programming language like any other language (apart from assembly and machine code). However, it is at the C level, it is compiled, and it works only on Windows, because it uses MASM, which is the Microsoft assembly, but in the future this may change</text:span></text:p>
          </draw:text-box>
        </draw:frame>
      </draw:page>
      <draw:page draw:name="page2" draw:style-name="dp6" draw:master-page-name="_" presentation:presentation-page-layout-name="AL2">
        <draw:frame draw:layer="layout" presentation:style-name="pr7" presentation:class="title" presentation:placeholder="true" svg:width="25.2cm" svg:height="2.629cm" svg:x="1.4cm" svg:y="0.628cm">
          <draw:text-box fo:min-height="2.629cm"/>
        </draw:frame>
        <draw:frame draw:layer="layout" presentation:style-name="pr8" presentation:class="outline" presentation:placeholder="true" svg:width="25.2cm" svg:height="9.134cm" svg:x="1.4cm" svg:y="3.685cm">
          <draw:text-box fo:min-height="9.134cm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page-layout style:name="Mpm2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="none"/>
    </style:style>
    <style:style style:family="presentation" style:name="pr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">
      <style:text-properties/>
      <style:paragraph-properties/>
    </style:style>
    <style:style style:family="presentation" style:name="pr6">
      <style:graphic-properties draw:fill="none" draw:auto-grow-height="false" draw:auto-grow-width="false" draw:stroke="none" style:wrap="run-through" fo:background-color="transparent"/>
    </style:style>
    <style:style style:family="paragraph" style:name="P6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  <style:master-page style:name="_" style:page-layout-name="Mpm2" draw:style-name="dp4">
      <draw:frame draw:name="place_holder" draw:layer="backgroundobjects" presentation:style-name="pr5" presentation:class="title" presentation:placeholder="false" presentation:user-transformed="true" svg:width="23.91cm" svg:height="3.507cm" svg:x="2.058cm" svg:y="1.743cm">
        <draw:text-box fo:min-height="3.507cm">
          <text:p text:style-name="P5"/>
        </draw:text-box>
      </draw:frame>
      <draw:frame draw:name="place_holder" draw:layer="backgroundobjects" presentation:style-name="pr6" presentation:class="outline" presentation:placeholder="false" presentation:user-transformed="true" svg:width="23.91cm" svg:height="13.23cm" svg:x="2.058cm" svg:y="5.838cm">
        <draw:text-box fo:min-height="13.23cm">
          <text:p text:style-name="P6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